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108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text-properties style:font-name="Arial" officeooo:rsid="00e731cf" officeooo:paragraph-rsid="00e731cf" style:font-size-asian="10.5pt"/>
    </style:style>
    <style:style style:name="P24" style:family="paragraph" style:parent-style-name="Table_20_Contents">
      <style:text-properties style:font-name="Arial" officeooo:rsid="00e7990d" officeooo:paragraph-rsid="00e7990d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6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7" style:family="paragraph" style:parent-style-name="Text_20_body">
      <style:text-properties officeooo:paragraph-rsid="00aa7dc8"/>
    </style:style>
    <style:style style:name="P38" style:family="paragraph" style:parent-style-name="Text_20_body">
      <style:text-properties officeooo:paragraph-rsid="005cfa2d"/>
    </style:style>
    <style:style style:name="P39" style:family="paragraph" style:parent-style-name="Text_20_body">
      <style:text-properties officeooo:paragraph-rsid="00aa1d10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2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48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49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0" style:family="paragraph" style:parent-style-name="Text_20_body">
      <style:text-properties officeooo:rsid="00e8a523" officeooo:paragraph-rsid="00e8a523"/>
    </style:style>
    <style:style style:name="P51" style:family="paragraph" style:parent-style-name="Text_20_body">
      <style:text-properties officeooo:paragraph-rsid="00e9f768"/>
    </style:style>
    <style:style style:name="P52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3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54" style:family="paragraph" style:parent-style-name="Heading_20_1" style:list-style-name="Numbering_20_1"/>
    <style:style style:name="P55" style:family="paragraph" style:parent-style-name="Heading_20_1" style:list-style-name="Numbering_20_1">
      <style:text-properties officeooo:paragraph-rsid="00aa1d10"/>
    </style:style>
    <style:style style:name="P56" style:family="paragraph" style:parent-style-name="Heading_20_1" style:list-style-name="Numbering_20_1">
      <style:text-properties officeooo:paragraph-rsid="00b922fc"/>
    </style:style>
    <style:style style:name="P57" style:family="paragraph" style:parent-style-name="Heading_20_1">
      <style:text-properties style:font-name="Arial1" officeooo:rsid="00a83f06" officeooo:paragraph-rsid="00aa1d10"/>
    </style:style>
    <style:style style:name="P58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P59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0" style:family="paragraph" style:parent-style-name="Heading_20_1" style:list-style-name="Numbering_20_1">
      <style:paragraph-properties fo:break-before="page"/>
      <style:text-properties officeooo:paragraph-rsid="00c1d8f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ac0f2"/>
    </style:style>
    <style:style style:name="T19" style:family="text">
      <style:text-properties officeooo:rsid="00e67c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5">Plan de prévention simplifié</text:p>
      <text:p text:style-name="P36"/>
      <text:list xml:id="list593547474645045646" text:style-name="Numbering_20_1">
        <text:list-header>
          <text:p text:style-name="P48">Titre  : {titre_prevention} - {unique_identifier}</text:p>
          <text:p text:style-name="P49">Raison : <text:span text:style-name="T18">{raison_du_plan_de_prevention}</text:span></text:p>
        </text:list-header>
        <text:list-item>
          <text:h text:style-name="P55" text:outline-level="1">Numéro<text:span text:style-name="T13">s</text:span> d’urgence</text:h>
        </text:list-item>
      </text:list>
      <text:p text:style-name="P3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6">Pompiers</text:p>
          </table:table-cell>
          <table:table-cell table:style-name="Tableau1.A1" office:value-type="string">
            <text:p text:style-name="P26">Police/Gendarmerie</text:p>
          </table:table-cell>
          <table:table-cell table:style-name="Tableau1.A1" office:value-type="string">
            <text:p text:style-name="P27">SAMU</text:p>
          </table:table-cell>
          <table:table-cell table:style-name="Tableau1.D1" office:value-type="string">
            <text:p text:style-name="P27">TOUTE URGENCE</text:p>
          </table:table-cell>
        </table:table-row>
        <table:table-row>
          <table:table-cell table:style-name="Tableau1.A2" office:value-type="string">
            <text:p text:style-name="P28">{pompier_number}</text:p>
          </table:table-cell>
          <table:table-cell table:style-name="Tableau1.A2" office:value-type="string">
            <text:p text:style-name="P29">{police_number}</text:p>
          </table:table-cell>
          <table:table-cell table:style-name="Tableau1.A2" office:value-type="string">
            <text:p text:style-name="P30">{samu_number}</text:p>
          </table:table-cell>
          <table:table-cell table:style-name="Tableau1.D2" office:value-type="string">
            <text:p text:style-name="P31">{emergency_number}</text:p>
          </table:table-cell>
        </table:table-row>
      </table:table>
      <text:h text:style-name="P57" text:outline-level="1" text:is-list-header="true"/>
      <text:list xml:id="list115404306961843" text:continue-numbering="true" text:style-name="Numbering_20_1">
        <text:list-item>
          <text:h text:style-name="P58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15403731818086" text:continue-numbering="true" text:style-name="Numbering_20_1">
        <text:list-item>
          <text:h text:style-name="P56" text:outline-level="1">Consignes Générales</text:h>
        </text:list-item>
      </text:list>
      <text:p text:style-name="P43"/>
      <text:p text:style-name="P42">{consigne_generale}</text:p>
      <text:list xml:id="list115404878843787" text:continue-numbering="true" text:style-name="Numbering_20_1">
        <text:list-item>
          <text:h text:style-name="P59" text:outline-level="1">Intervention</text:h>
        </text:list-item>
      </text:list>
      <text:p text:style-name="P38"/>
      <text:list xml:id="list25979523233684321" text:style-name="L1">
        <text:list-item>
          <text:p text:style-name="P52"><text:span text:style-name="T17">D</text:span>ébut d’intervention : <text:span text:style-name="T15">{date_start_intervention_PPP}</text:span></text:p>
        </text:list-item>
        <text:list-item>
          <text:p text:style-name="P53"><text:span text:style-name="T17">F</text:span>in d’intervention : <text:span text:style-name="T16">{date_end_intervention_PPP}</text:span></text:p>
        </text:list-item>
      </text:list>
      <text:p text:style-name="P4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2">IdRPP<text:note text:id="ftn1" text:note-class="footnote"><text:note-citation>1</text:note-citation><text:note-body><text:p text:style-name="P40">Identifiant unique du plan de prévention</text:p></text:note-body></text:note></text:p>
          </table:table-cell>
          <table:table-cell table:style-name="Tableau6.A1" office:value-type="string">
            <text:p text:style-name="P33">UT / GP / <text:span text:style-name="T12">Site</text:span><text:span text:style-name="T12"><text:note text:id="ftn2" text:note-class="footnote"><text:note-citation>2</text:note-citation><text:note-body><text:p text:style-name="P40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5">Description <text:span text:style-name="T10">des actions réalisées</text:span><text:span text:style-name="T10"><text:note text:id="ftn3" text:note-class="footnote"><text:note-citation>3</text:note-citation><text:note-body><text:p text:style-name="P40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4">Risque <text:span text:style-name="T12">engendré</text:span><text:span text:style-name="T12"><text:note text:id="ftn4" text:note-class="footnote"><text:note-citation>4</text:note-citation><text:note-body><text:p text:style-name="P40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25">Moyens de prévention<text:note text:id="ftn5" text:note-class="footnote"><text:note-citation>5</text:note-citation><text:note-body><text:p text:style-name="P41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4"/>
      <text:p text:style-name="P47">{interventions_info}</text:p>
      <text:list xml:id="list115404113030527" text:continue-list="list115404878843787" text:style-name="Numbering_20_1">
        <text:list-item>
          <text:h text:style-name="P60" text:outline-level="1">Informations <text:span text:style-name="T13">entreprise extérieure</text:span></text:h>
        </text:list-item>
      </text:list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, <text:span text:style-name="T19">{phone}</text:span> ({mail})[!-- END row.intervenants --]</text:p>
          </table:table-cell>
          <table:covered-table-cell/>
          <table:covered-table-cell/>
        </table:table-row>
      </table:table>
      <text:p text:style-name="P46"/>
      <text:p text:style-name="P46">{intervenants_info}</text:p>
      <text:p text:style-name="P51"/>
      <text:list xml:id="list115403792559795" text:continue-numbering="true" text:style-name="Numbering_20_1">
        <text:list-item>
          <text:h text:style-name="P54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23">Email</text:p>
          </table:table-cell>
          <table:table-cell table:style-name="Tableau4.A2" office:value-type="string">
            <text:p text:style-name="P24">{maitre_oeuvre_email}</text:p>
          </table:table-cell>
          <table:table-cell table:style-name="Tableau4.C2" office:value-type="string">
            <text:p text:style-name="P24">{intervenant_exterieur_email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23T11:54:02.931000000</dc:date>
    <meta:editing-duration>PT14H5M47S</meta:editing-duration>
    <meta:editing-cycles>216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5" meta:word-count="201" meta:character-count="1843" meta:non-whitespace-character-count="1701"/>
  </office:meta>
</office:document-meta>
</file>